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style:text-underline-style="none" officeooo:paragraph-rsid="004a6b21" style:font-size-asian="12pt" style:font-size-complex="12pt" style:language-complex="ar" style:country-complex="SA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1e93f" style:font-size-asian="12pt" style:font-name-complex="Times New Roman2" style:font-size-complex="12pt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1e93f" style:font-size-asian="12pt" style:font-name-complex="Times New Roman2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af938" style:font-size-asian="12pt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bcd1d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dbb73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ef8dc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4af01e" style:font-size-asian="12pt" style:font-size-complex="12pt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39931" style:font-size-asian="12pt" style:font-size-complex="12pt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1e93f" style:font-size-asian="12pt" style:font-size-complex="12pt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58ba2" style:font-size-asian="12pt" style:font-size-complex="12pt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4e9ce4" style:font-size-asian="12pt" style:font-size-complex="12pt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0976f" style:font-size-asian="12pt" style:font-size-complex="12pt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5c932" style:font-size-asian="12pt" style:font-size-complex="12pt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5fdcc" style:font-size-asian="12pt" style:font-size-complex="12pt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9285a" style:font-size-asian="12pt" style:font-size-complex="12pt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a727e" style:font-size-asian="12pt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1e93f" style:font-size-asian="12pt" style:font-size-complex="12pt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58ba2" style:font-size-asian="12pt" style:font-size-complex="12pt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260e85" officeooo:paragraph-rsid="004a6b21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4a6b21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9285a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dbb73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ef8dc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5ef8dc" style:font-name-asian="Symbol1" style:font-size-asian="12pt" style:font-name-complex="Times New Roman2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4af01e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39931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1e93f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4caf24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58ba2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4e9ce4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0976f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5c932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6faae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af938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6a485b" officeooo:paragraph-rsid="0055fdcc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1e93f" style:font-name-asian="Symbol1" style:font-size-asian="12pt" style:font-name-complex="Times New Roman2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5a727e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0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1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style:writing-mode="lr-tb"/>
      <style:text-properties style:font-name="Times New Roman" fo:font-size="12pt" officeooo:paragraph-rsid="0047dc68" style:font-size-asian="12pt" style:font-name-complex="Times New Roman2" style:font-size-complex="12pt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47dc68" style:font-size-asian="12pt" style:font-name-complex="Times New Roman2" style:font-size-complex="12pt" style:language-complex="ar" style:country-complex="SA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36255" style:font-size-asian="12pt" style:font-name-complex="Times New Roman2" style:font-size-complex="12pt" style:language-complex="ar" style:country-complex="SA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46fe24" style:font-size-asian="12pt" style:font-name-complex="Times New Roman2" style:font-size-complex="12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36255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44ffe3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font-name="Times New Roman" fo:font-size="12pt" officeooo:paragraph-rsid="00493da9" style:font-size-asian="12pt" style:font-name-complex="Times New Roman2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51e93f" style:font-size-asian="12pt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8c3df" style:font-name-asian="Symbol1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8c3df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502aa8"/>
    </style:style>
    <style:style style:name="T2" style:family="text">
      <style:text-properties style:text-position="super 58%" officeooo:rsid="00502aa8"/>
    </style:style>
    <style:style style:name="T3" style:family="text">
      <style:text-properties style:text-position="super 58%" officeooo:rsid="00493da9"/>
    </style:style>
    <style:style style:name="T4" style:family="text">
      <style:text-properties style:text-line-through-style="none" style:text-line-through-type="none" style:font-name-complex="Times New Roman"/>
    </style:style>
    <style:style style:name="T5" style:family="text">
      <style:text-properties style:text-line-through-style="none" style:text-line-through-type="none" officeooo:rsid="0045d329" style:font-name-complex="Times New Roman"/>
    </style:style>
    <style:style style:name="T6" style:family="text">
      <style:text-properties style:text-line-through-style="none" style:text-line-through-type="none" officeooo:rsid="0022176e" style:font-name-complex="Times New Roman2"/>
    </style:style>
    <style:style style:name="T7" style:family="text">
      <style:text-properties style:text-line-through-style="none" style:text-line-through-type="none" officeooo:rsid="0051e93f" style:font-name-complex="Times New Roman2"/>
    </style:style>
    <style:style style:name="T8" style:family="text">
      <style:text-properties officeooo:rsid="002efe3c"/>
    </style:style>
    <style:style style:name="T9" style:family="text">
      <style:text-properties officeooo:rsid="000d634d"/>
    </style:style>
    <style:style style:name="T10" style:family="text">
      <style:text-properties officeooo:rsid="00502aa8"/>
    </style:style>
    <style:style style:name="T11" style:family="text">
      <style:text-properties officeooo:rsid="00493da9"/>
    </style:style>
    <style:style style:name="T12" style:family="text">
      <style:text-properties officeooo:rsid="004abf93"/>
    </style:style>
    <style:style style:name="T13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officeooo:rsid="004af01e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officeooo:rsid="0052b0b7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officeooo:rsid="005c9de9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officeooo:rsid="00589ce6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officeooo:rsid="00563c6c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officeooo:rsid="0065921e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officeooo:rsid="0066c6af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officeooo:rsid="00611294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officeooo:rsid="004e9ce4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officeooo:rsid="0050976f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officeooo:rsid="005698f1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officeooo:rsid="0055c932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682912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officeooo:rsid="006a485b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style:text-underline-style="none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style:text-underline-style="none" officeooo:rsid="00631629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style:text-underline-style="none" officeooo:rsid="00702cc8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fo:font-style="italic" style:text-underline-style="none" style:font-name-asian="Symbol1" style:font-style-asian="italic" style:font-name-complex="Times New Roman" style:language-complex="ar" style:country-complex="SA"/>
    </style:style>
    <style:style style:name="T37" style:family="text">
      <style:text-properties style:use-window-font-color="true" style:text-position="0% 100%" fo:font-style="italic" style:text-underline-style="none" officeooo:rsid="0072ad5d" style:font-name-asian="Symbol1" style:font-style-asian="italic" style:font-name-complex="Times New Roman" style:language-complex="ar" style:country-complex="SA"/>
    </style:style>
    <style:style style:name="T38" style:family="text">
      <style:text-properties style:use-window-font-color="true" style:text-position="0% 100%" fo:letter-spacing="0.048in" style:text-underline-style="none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fo:font-style="normal" style:text-underline-style="none" style:font-name-asian="Symbol1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0% 100%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uk" fo:country="UA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sub 58%" fo:font-style="italic" style:text-underline-style="none" style:font-name-asian="Symbol1" style:font-style-asian="italic" style:font-name-complex="Times New Roman" style:language-complex="ar" style:country-complex="SA"/>
    </style:style>
    <style:style style:name="T44" style:family="text">
      <style:text-properties style:use-window-font-color="true" style:text-position="sub 58%" style:text-underline-style="none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sub 58%" fo:font-style="normal" style:text-underline-style="none" style:font-name-asian="Symbol1" style:font-style-asian="normal" style:font-name-complex="Times New Roman" style:language-complex="ar" style:country-complex="SA" style:font-style-complex="normal"/>
    </style:style>
    <style:style style:name="T46" style:family="text">
      <style:text-properties style:use-window-font-color="true" style:text-position="sub 58%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47" style:family="text">
      <style:text-properties style:use-window-font-color="true" style:text-position="super 58%" fo:language="uk" fo:country="UA" style:font-name-asian="Symbol1" style:font-name-complex="Times New Roman" style:language-complex="ar" style:country-complex="SA"/>
    </style:style>
    <style:style style:name="T48" style:family="text">
      <style:text-properties style:use-window-font-color="true" style:text-position="super 58%" fo:language="uk" fo:country="UA" officeooo:rsid="00557f9b" style:font-name-asian="Symbol1" style:font-name-complex="Times New Roman" style:language-complex="ar" style:country-complex="SA"/>
    </style:style>
    <style:style style:name="T49" style:family="text">
      <style:text-properties style:use-window-font-color="true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-13% 100%" fo:font-style="italic" style:text-underline-style="none" style:font-name-asian="Symbol1" style:font-style-asian="italic" style:font-name-complex="Times New Roman" style:language-complex="ar" style:country-complex="SA"/>
    </style:style>
    <style:style style:name="T51" style:family="text">
      <style:text-properties style:use-window-font-color="true" style:text-position="-13% 100%" style:text-underline-style="none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-13% 100%" fo:font-style="normal" style:text-underline-style="none" style:font-name-asian="Symbol1" style:font-style-asian="normal" style:font-name-complex="Times New Roman" style:language-complex="ar" style:country-complex="SA" style:font-style-complex="normal"/>
    </style:style>
    <style:style style:name="T53" style:family="text">
      <style:text-properties style:use-window-font-color="true" style:text-position="-13% 100%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54" style:family="text">
      <style:text-properties style:use-window-font-color="true" fo:language="uk" fo:country="UA" officeooo:rsid="0052b0b7" style:font-name-asian="Calibri" style:font-name-complex="Times New Roman2" style:language-complex="ar" style:country-complex="SA"/>
    </style:style>
    <style:style style:name="T55" style:family="text">
      <style:text-properties style:font-name-complex="Times New Roman"/>
    </style:style>
    <style:style style:name="T56" style:family="text">
      <style:text-properties officeooo:rsid="005bf5ee" style:font-name-complex="Times New Roman"/>
    </style:style>
    <style:style style:name="T57" style:family="text">
      <style:text-properties officeooo:rsid="00536255" style:font-name-complex="Times New Roman"/>
    </style:style>
    <style:style style:name="T58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59" style:family="text">
      <style:text-properties fo:font-variant="normal" fo:text-transform="none" style:text-line-through-style="none" style:text-line-through-type="none" fo:letter-spacing="normal" fo:font-style="normal" fo:font-weight="normal" officeooo:rsid="00734b62" style:font-style-asian="normal" style:font-name-complex="Times New Roman2" style:font-style-complex="normal" loext:padding="0in" loext:border="none"/>
    </style:style>
    <style:style style:name="T60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61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2" style:font-style-complex="normal" loext:padding="0in" loext:border="none"/>
    </style:style>
    <style:style style:name="T62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2" style:font-style-complex="italic" loext:padding="0in" loext:border="none"/>
    </style:style>
    <style:style style:name="T63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2" style:font-style-complex="normal" loext:padding="0in" loext:border="none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1" style:font-style-asian="normal" style:font-name-complex="Times New Roman1" style:language-complex="ar" style:country-complex="SA" style:font-style-complex="normal" loext:padding="0in" loext:border="none"/>
    </style:style>
    <style:style style:name="T70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1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2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3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4" style:family="text">
      <style:text-properties fo:language="uk" fo:country="UA" officeooo:rsid="002086bd" style:font-name-complex="Times New Roman2"/>
    </style:style>
    <style:style style:name="T75" style:family="text">
      <style:text-properties fo:language="uk" fo:country="UA" officeooo:rsid="0052b0b7" style:font-name-complex="Times New Roman2"/>
    </style:style>
    <style:style style:name="T76" style:family="text">
      <style:text-properties fo:language="uk" fo:country="UA" officeooo:rsid="0022176e" style:font-name-complex="Times New Roman2"/>
    </style:style>
    <style:style style:name="T77" style:family="text">
      <style:text-properties fo:language="uk" fo:country="UA" officeooo:rsid="00239ad5" style:font-name-complex="Times New Roman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Варіант №<text:span text:style-name="T8">2</text:span></text:p>
      <text:p text:style-name="P1"/>
      <text:list xml:id="list1954903186" text:style-name="L1">
        <text:list-item>
          <text:p text:style-name="P41">Якщо при виборі елементів ураховується порядок, але беруть участь не всі елементи і без повторень, то це:</text:p>
          <text:list>
            <text:list-header>
              <text:p text:style-name="P42">А) комбінація; Б) розміщення; В) перестановка; Г) розміщення з повтореннями; Д) комбінація з повтореннями; <text:span text:style-name="T9">Е</text:span>) перестановка з повтореннями;</text:p>
            </text:list-header>
          </text:list>
          <text:p text:style-name="P42"/>
        </text:list-item>
        <text:list-item>
          <text:p text:style-name="P47">Виберіть правильну рівність:</text:p>
          <text:p text:style-name="P43">А) <text:span text:style-name="T10">С</text:span><text:span text:style-name="T1">6</text:span><text:span text:style-name="T2">1</text:span> <text:span text:style-name="T10">= С</text:span><text:span text:style-name="T1">6</text:span><text:span text:style-name="T2">5</text:span>; <text:span text:style-name="T11">Б) </text:span><text:span text:style-name="T10">А</text:span><text:span text:style-name="T1">5</text:span><text:span text:style-name="T2">2</text:span> <text:span text:style-name="T10">= А</text:span><text:span text:style-name="T1">5</text:span><text:span text:style-name="T2">3</text:span>; <text:span text:style-name="T11">В</text:span>) <text:span text:style-name="T10">С</text:span><text:span text:style-name="T1">6</text:span><text:span text:style-name="T2">1</text:span> <text:span text:style-name="T10">= С</text:span><text:span text:style-name="T1">6</text:span><text:span text:style-name="T2">6</text:span>; <text:span text:style-name="T11">Г</text:span>) <text:span text:style-name="T10">А</text:span><text:span text:style-name="T1">5</text:span><text:span text:style-name="T2">0</text:span> <text:span text:style-name="T10">= А</text:span><text:span text:style-name="T1">5</text:span><text:span text:style-name="T2">5</text:span>; <text:span text:style-name="T11">Д</text:span>) <text:span text:style-name="T10">С</text:span><text:span text:style-name="T1">6</text:span><text:span text:style-name="T2">0</text:span> <text:span text:style-name="T10">= С</text:span><text:span text:style-name="T1">6</text:span><text:span text:style-name="T2">6</text:span>; <text:span text:style-name="T11">Е</text:span>) <text:span text:style-name="T10">А</text:span><text:span text:style-name="T1">5</text:span><text:span text:style-name="T2">1</text:span> <text:span text:style-name="T10">= А</text:span><text:span text:style-name="T1">5</text:span><text:span text:style-name="T3">5</text:span>; </text:p>
          <text:p text:style-name="P45"/>
        </text:list-item>
        <text:list-item>
          <text:p text:style-name="P43"><text:span text:style-name="T55">Яких п</text:span><text:span text:style-name="T56">ід</text:span><text:span text:style-name="T55">множин множини А б</text:span><text:span text:style-name="T56">іл</text:span><text:span text:style-name="T55">ьше: тих, що м</text:span><text:span text:style-name="T56">іс</text:span><text:span text:style-name="T55">тять множину </text:span><text:span text:style-name="T57">F</text:span><text:span text:style-name="T55">, чи тих, що не перетинаються з множиною </text:span><text:span text:style-name="T57">F</text:span><text:span text:style-name="T56">?</text:span></text:p>
          <text:p text:style-name="P44"/>
        </text:list-item>
        <text:list-item>
          <text:p text:style-name="P48"><text:span text:style-name="T6">У Тараса є </text:span><text:span text:style-name="T7">20</text:span><text:span text:style-name="T6"> (різних) книжок: </text:span><text:span text:style-name="T7">9</text:span><text:span text:style-name="T6"> детективів та </text:span><text:span text:style-name="T7">11</text:span><text:span text:style-name="T6"> романів. Одну книжку читає сам Тарас. Скількома способами із книжок, що лишилися, можна вибрати 1 детектив та 1 роман, щоб дати їх почитати Світлані?</text:span></text:p>
          <text:p text:style-name="P46"/>
        </text:list-item>
        <text:list-item>
          <text:p text:style-name="P2"><text:span text:style-name="T4">Скільки різних добутків, кратних </text:span><text:span text:style-name="T5">шести</text:span><text:span text:style-name="T4">, можна дістати з чисел 2, 3, 5, 7, 11?</text:span></text:p>
          <text:p text:style-name="P21"/>
        </text:list-item>
        <text:list-item>
          <text:p text:style-name="P22">Скільки різних чотирицифрових чисел, які діляться на 4, можна скласти з цифр <text:span text:style-name="T12">0, </text:span>1, 2, 3, 4, 5 при умові, що кожна цифра може траплятися у числі декілька разів?</text:p>
          <text:p text:style-name="P22"/>
        </text:list-item>
        <text:list-item>
          <text:p text:style-name="P9"><text:span text:style-name="T13">Нехай n = p</text:span><text:span text:style-name="T41">1</text:span><text:span text:style-name="T47">α</text:span><text:span text:style-name="T48">1</text:span><text:span text:style-name="T13"> ⋅ p</text:span><text:span text:style-name="T41">2</text:span><text:span text:style-name="T47">α</text:span><text:span text:style-name="T48">2</text:span><text:span text:style-name="T13"> ⋅ ... ⋅ p</text:span><text:span text:style-name="T41">r</text:span><text:span text:style-name="T47">αr</text:span><text:span text:style-name="T13"> - розклад числа n на прості множники. Знайти кількість дільників, що не діляться на квадрат будь-якого числа окрім 1.</text:span></text:p>
          <text:p text:style-name="P27"/>
        </text:list-item>
        <text:list-item>
          <text:p text:style-name="P10"><text:span text:style-name="T13">Скількома способами можна розташувати </text:span><text:span text:style-name="T14">1</text:span><text:span text:style-name="T15">1</text:span><text:span text:style-name="T13"> нулів та </text:span><text:span text:style-name="T15">7</text:span><text:span text:style-name="T13"> одиниць так, щоб жодні дві одиниці не стояли поруч?</text:span></text:p>
          <text:p text:style-name="P28"/>
        </text:list-item>
        <text:list-item>
          <text:p text:style-name="P10"><text:span text:style-name="T13">Нехай множина А </text:span><text:span text:style-name="T16">мі</text:span><text:span text:style-name="T13">стить </text:span><text:span text:style-name="T16">n</text:span><text:span text:style-name="T13"> елеме</text:span><text:span text:style-name="T16">н</text:span><text:span text:style-name="T13">т</text:span><text:span text:style-name="T16">і</text:span><text:span text:style-name="T13">в, а множина В — </text:span><text:span text:style-name="T16">m</text:span><text:span text:style-name="T13"> елемент</text:span><text:span text:style-name="T16">ів</text:span><text:span text:style-name="T13">. Визначити </text:span><text:span text:style-name="T16">кі</text:span><text:span text:style-name="T13">ль</text:span><text:span text:style-name="T16">кі</text:span><text:span text:style-name="T13">сть сюр’</text:span><text:span text:style-name="T16">є</text:span><text:span text:style-name="T13">ктивних в</text:span><text:span text:style-name="T16">ід</text:span><text:span text:style-name="T13">пов</text:span><text:span text:style-name="T16">ід</text:span><text:span text:style-name="T13">ностей </text:span><text:span text:style-name="T16">мі</text:span><text:span text:style-name="T13">ж множинами А </text:span><text:span text:style-name="T16">і</text:span><text:span text:style-name="T13"> В.</text:span></text:p>
          <text:p text:style-name="P29"/>
        </text:list-item>
        <text:list-item>
          <text:p text:style-name="P11"><text:span text:style-name="T13">На полиці </text:span><text:span text:style-name="T17">1</text:span><text:span text:style-name="T15">2</text:span><text:span text:style-name="T13"> книг. Скільки існує способів обрати </text:span><text:span text:style-name="T15">6</text:span><text:span text:style-name="T13"> книг, щоб ніякі дві книги не брати поруч?</text:span></text:p>
          <text:p text:style-name="P29"/>
        </text:list-item>
        <text:list-item>
          <text:p text:style-name="P11"><text:span text:style-name="T74">За круглим столом короля Артура сидять 1</text:span><text:span text:style-name="T75">5</text:span><text:span text:style-name="T74"> лицарів. Кожен ворогує зі своїми сусідами. Потрібно обрати </text:span><text:span text:style-name="T75">8</text:span><text:span text:style-name="T74"> лицарів, щоб визволити принцесу. Скільки існує способів обрання лицарів, щоб серед обраних лицарів не було воро</text:span><text:span text:style-name="T76">г</text:span><text:span text:style-name="T74">ів?</text:span></text:p>
          <text:p text:style-name="P3"/>
        </text:list-item>
        <text:list-item>
          <text:p text:style-name="P19"><text:span text:style-name="T76">Ліфт, у якому знаходяться </text:span><text:span text:style-name="T75">15</text:span><text:span text:style-name="T76"> пасажирів, може зупинятись на </text:span><text:span text:style-name="T75">20</text:span><text:span text:style-name="T76"> поверхах. Пасажири виходять групами по </text:span><text:span text:style-name="T54">4</text:span><text:span text:style-name="T76">, </text:span><text:span text:style-name="T75">5</text:span><text:span text:style-name="T76"> і </text:span><text:span text:style-name="T54">6</text:span><text:span text:style-name="T76"> чоловік. Скількома способами це може відбуватись?</text:span></text:p>
          <text:p text:style-name="P4"/>
        </text:list-item>
        <text:list-item>
          <text:p text:style-name="P11"><text:span text:style-name="T77">Скількома способами можна розставити </text:span><text:span text:style-name="T75">7</text:span><text:span text:style-name="T77"> томів зібрання творів І.Я. Франко так, щоб перший і другий томи не стояли поруч?</text:span></text:p>
          <text:p text:style-name="P38"/>
        </text:list-item>
        <text:list-item>
          <text:p text:style-name="P49"><text:span text:style-name="T58">Знайти </text:span><text:span text:style-name="T60">n</text:span><text:span text:style-name="T58">, коли в</text:span><text:span text:style-name="T61">і</text:span><text:span text:style-name="T58">домо, що коеф</text:span><text:span text:style-name="T60">іціє</text:span><text:span text:style-name="T58">нти п’ятого, шостого та сьомого член</text:span><text:span text:style-name="T59">і</text:span><text:span text:style-name="T58">в розкладу б</text:span><text:span text:style-name="T59">і</text:span><text:span text:style-name="T58">нома </text:span></text:p>
          <text:p text:style-name="P50"><text:span text:style-name="T58">(1 + </text:span><text:span text:style-name="T62">х</text:span><text:span text:style-name="T58">)</text:span><text:span text:style-name="T63">n</text:span><text:span text:style-name="T58"> утворюють арифметичну прогрес</text:span><text:span text:style-name="T59">і</text:span><text:span text:style-name="T58">ю.</text:span></text:p>
          <text:p text:style-name="P30"/>
        </text:list-item>
        <text:list-item>
          <text:p text:style-name="P12"><text:span text:style-name="T13">В колоді </text:span><text:span text:style-name="T18">52</text:span><text:span text:style-name="T13"> карт</text:span><text:span text:style-name="T18">и</text:span><text:span text:style-name="T13"> - 4 кольори з номерами від 1 до </text:span><text:span text:style-name="T18">13</text:span><text:span text:style-name="T13">. Скільки існує способів витягнути </text:span><text:span text:style-name="T18">6</text:span><text:span text:style-name="T13"> карт так, щоб це було рівно </text:span><text:span text:style-name="T18">4</text:span><text:span text:style-name="T13"> карти з одним номером і 2 з іншим?</text:span></text:p>
          <text:p text:style-name="P31"/>
        </text:list-item>
        <text:list-item>
          <text:p text:style-name="P12"><text:span text:style-name="T13">Нехай множина М </text:span><text:span text:style-name="T19">мі</text:span><text:span text:style-name="T13">стить </text:span><text:span text:style-name="T19">n</text:span><text:span text:style-name="T13"> елемент</text:span><text:span text:style-name="T19">і</text:span><text:span text:style-name="T13">в. Визначити кількість: </text:span></text:p>
          <text:p text:style-name="P20"><text:span text:style-name="T20">а) </text:span><text:span text:style-name="T21">несиметричних в</text:span><text:span text:style-name="T19">ід</text:span><text:span text:style-name="T21">ношень на множині М; <text:s/></text:span></text:p>
          <text:p text:style-name="P12"><text:span text:style-name="T22">б) </text:span><text:span text:style-name="T13">рефлексивних </text:span><text:span text:style-name="T23">і</text:span><text:span text:style-name="T13"> несиметричних в</text:span><text:span text:style-name="T19">ід</text:span><text:span text:style-name="T13">ношень на множині М;</text:span></text:p>
          <text:p text:style-name="P32"><text:soft-page-break/></text:p>
        </text:list-item>
        <text:list-item>
          <text:p text:style-name="P13"><text:span text:style-name="T13">Прапор складається з </text:span><text:span text:style-name="T24">14</text:span><text:span text:style-name="T13"> горизонтальних смуг </text:span><text:span text:style-name="T24">6</text:span><text:span text:style-name="T18"> різних</text:span><text:span text:style-name="T13"> кольорів, причому довільні дві сусідні смуги повинні мати різні кольори. Скільк</text:span><text:span text:style-name="T18">и</text:span><text:span text:style-name="T13"> </text:span><text:span text:style-name="T18">існує різних прапорів з такими властивостями</text:span><text:span text:style-name="T13">?</text:span></text:p>
          <text:p text:style-name="P32"/>
        </text:list-item>
        <text:list-item>
          <text:p text:style-name="P14"><text:span text:style-name="T13">Необхідно скласти </text:span><text:span text:style-name="T24">5</text:span><text:span text:style-name="T13"> іспит</text:span><text:span text:style-name="T24">ів</text:span><text:span text:style-name="T13"> на протязі </text:span><text:span text:style-name="T24">9</text:span><text:span text:style-name="T13"> днів. Скількома способами це можна зробити?</text:span></text:p>
          <text:p text:style-name="P33"/>
        </text:list-item>
        <text:list-item>
          <text:p text:style-name="P14"><text:span text:style-name="T13">В скрині кулі </text:span><text:span text:style-name="T25">5</text:span><text:span text:style-name="T13">-х кольорів. Яку найменшу кількість куль треба узяти, щоб серед них </text:span><text:span text:style-name="T26">(обов’язково) </text:span><text:span text:style-name="T13">було 1</text:span><text:span text:style-name="T25">2</text:span><text:span text:style-name="T13"> куль одного кольору?</text:span></text:p>
          <text:p text:style-name="P33"/>
        </text:list-item>
        <text:list-item>
          <text:p text:style-name="P15"><text:span text:style-name="T13">В скрині </text:span><text:span text:style-name="T25">8</text:span><text:span text:style-name="T13"> чорних, </text:span><text:span text:style-name="T25">9</text:span><text:span text:style-name="T13"> білих, 1</text:span><text:span text:style-name="T25">4</text:span><text:span text:style-name="T13"> червоних, 1</text:span><text:span text:style-name="T25">7</text:span><text:span text:style-name="T13"> зелених куль. Яку найменшу кількість куль треба узяти, щоб серед них </text:span><text:span text:style-name="T26">(обов’язково) </text:span><text:span text:style-name="T13">було 1</text:span><text:span text:style-name="T25">1</text:span><text:span text:style-name="T13"> куль одного кольору?</text:span></text:p>
          <text:p text:style-name="P34"/>
        </text:list-item>
        <text:list-item>
          <text:p text:style-name="P15"><text:span text:style-name="T13">Скільки існує різних способів роздати </text:span><text:span text:style-name="T27">b</text:span><text:span text:style-name="T13">1 троянд, </text:span><text:span text:style-name="T27">b</text:span><text:span text:style-name="T13">2 гвоздик, </text:span><text:span text:style-name="T27">b</text:span><text:span text:style-name="T13">3 волошок </text:span><text:span text:style-name="T27">m</text:span><text:span text:style-name="T13"> дівчатам?</text:span></text:p>
          <text:p text:style-name="P34"/>
        </text:list-item>
        <text:list-item>
          <text:p text:style-name="P16"><text:span text:style-name="T13">Компанiя, </text:span><text:span text:style-name="T28">що</text:span><text:span text:style-name="T13"> складається з 10 подружнiх пар, розбивається на 5 груп по 4 людини для прогулянки на човнах. </text:span><text:span text:style-name="T27">У</text:span><text:span text:style-name="T13"> скiлькох випадках даний </text:span><text:span text:style-name="T19">(певний) </text:span><text:span text:style-name="T13">чоловiк опиниться в одному човнi зі своєю дружиною?</text:span></text:p>
          <text:p text:style-name="P37"/>
        </text:list-item>
        <text:list-item>
          <text:p text:style-name="P17"><text:span text:style-name="T29">Нехай </text:span><text:span text:style-name="T13">a</text:span><text:span text:style-name="T41">1</text:span><text:span text:style-name="T13">, a</text:span><text:span text:style-name="T41">2</text:span><text:span text:style-name="T13">, ..., a</text:span><text:span text:style-name="T41">n</text:span><text:span text:style-name="T13"> - довільні різні натуральні числа. Довести, що тоді або одне з них, або різниця яких-небудь двох буде ділитися на n.</text:span></text:p>
          <text:p text:style-name="P23"/>
        </text:list-item>
        <text:list-item>
          <text:p text:style-name="P18"><text:span text:style-name="T30">Довести, що </text:span><text:span text:style-name="T31">C</text:span><text:span text:style-name="T42">n+1</text:span><text:span text:style-name="T49">k </text:span><text:span text:style-name="T31">= C</text:span><text:span text:style-name="T42">n</text:span><text:span text:style-name="T49">k</text:span><text:span text:style-name="T31"> + <text:s/>C</text:span><text:span text:style-name="T42">n</text:span><text:span text:style-name="T49">k-1</text:span><text:span text:style-name="T31">.</text:span></text:p>
          <text:p text:style-name="P39"/>
        </text:list-item>
        <text:list-item>
          <text:p text:style-name="P18"><text:span text:style-name="T64">Довести, що </text:span><text:span text:style-name="T69">∑</text:span><text:span text:style-name="T70">k=</text:span><text:span text:style-name="T71">0</text:span><text:span text:style-name="T72">n </text:span><text:span text:style-name="T65">(2</text:span><text:span text:style-name="T66">k</text:span><text:span text:style-name="T65">+1)</text:span><text:span text:style-name="T64">C</text:span><text:span text:style-name="T70">n</text:span><text:span text:style-name="T72">k </text:span><text:span text:style-name="T66">= </text:span><text:span text:style-name="T67">(</text:span><text:span text:style-name="T68">n</text:span><text:span text:style-name="T67">+1)</text:span><text:span text:style-name="T68">2</text:span><text:span text:style-name="T73">n</text:span><text:span text:style-name="T68">.</text:span></text:p>
          <text:p text:style-name="P35"/>
        </text:list-item>
        <text:list-item>
          <text:p text:style-name="P36">Скільки існує 6-значних чисел, у яких сума цифр парна? </text:p>
          <text:p text:style-name="P36"/>
        </text:list-item>
        <text:list-item>
          <text:p text:style-name="P36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5"><text:span text:style-name="T33">а) </text:span><text:span text:style-name="T32">Скільки студентів не читає жодного журналу?</text:span></text:p>
          <text:p text:style-name="P6"><text:span text:style-name="T33">б) </text:span><text:span text:style-name="T34">Скільки студентів читає тільки “Лель”?</text:span></text:p>
          <text:p text:style-name="P5"><text:span text:style-name="T33">в) </text:span><text:span text:style-name="T32">Скільки студентів читає не менше 2 журналів? </text:span></text:p>
          <text:p text:style-name="P36"/>
        </text:list-item>
        <text:list-item>
          <text:p text:style-name="P36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5"><text:span text:style-name="T33">а) </text:span><text:span text:style-name="T32">Скільки студентів знає всі 3 мови?</text:span></text:p>
          <text:p text:style-name="P7"><text:span text:style-name="T35">б) </text:span><text:span text:style-name="T34">Скільки студентів знає рівно 2 мови?</text:span></text:p>
          <text:p text:style-name="P24"/>
        </text:list-item>
        <text:list-item>
          <text:p text:style-name="P24">Знайти розв’язок рекурентного співвідношення: </text:p>
          <text:p text:style-name="P8"><text:span text:style-name="T36">a</text:span><text:span text:style-name="T43">n</text:span><text:span text:style-name="T44">+2</text:span><text:span text:style-name="T51"> </text:span><text:span text:style-name="T34">= 7·</text:span><text:span text:style-name="T36">a</text:span><text:span text:style-name="T43">n</text:span><text:span text:style-name="T44">+1</text:span><text:span text:style-name="T51"> </text:span><text:span text:style-name="T34">– 10·</text:span><text:span text:style-name="T36">a</text:span><text:span text:style-name="T43">n</text:span><text:span text:style-name="T50"> </text:span><text:span text:style-name="T34">+ 16</text:span><text:span text:style-name="T36">n </text:span><text:span text:style-name="T34">– 8, </text:span><text:span text:style-name="T36">a</text:span><text:span text:style-name="T44">0</text:span><text:span text:style-name="T51"> </text:span><text:span text:style-name="T34">= 3, </text:span><text:span text:style-name="T36">a</text:span><text:span text:style-name="T44">1</text:span><text:span text:style-name="T51"> </text:span><text:span text:style-name="T34">=</text:span><text:span text:style-name="T38"> </text:span><text:span text:style-name="T34">–2.</text:span></text:p>
          <text:p text:style-name="P25"/>
        </text:list-item>
        <text:list-item>
          <text:p text:style-name="P26">Методом твірних функцій знайти розв’язок рекурентного співвідношення: </text:p>
          <text:p text:style-name="P8"><text:span text:style-name="T36">a</text:span><text:span text:style-name="T45">n</text:span><text:span text:style-name="T50"> </text:span><text:span text:style-name="T36">= </text:span><text:span text:style-name="T40">2</text:span><text:span text:style-name="T36">·a</text:span><text:span text:style-name="T45">n-1</text:span><text:span text:style-name="T50"> </text:span><text:span text:style-name="T36">– </text:span><text:span text:style-name="T40">3</text:span><text:span text:style-name="T39">·</text:span><text:span text:style-name="T36">a</text:span><text:span text:style-name="T45">n-</text:span><text:span text:style-name="T46">2</text:span><text:span text:style-name="T39">,</text:span><text:span text:style-name="T36"> </text:span><text:span text:style-name="T40">при</text:span><text:span text:style-name="T37"> </text:span><text:span text:style-name="T39">n</text:span><text:span text:style-name="T37">&gt;</text:span><text:span text:style-name="T40">1, </text:span><text:span text:style-name="T36">a</text:span><text:span text:style-name="T45">0</text:span><text:span text:style-name="T50"> </text:span><text:span text:style-name="T36">= </text:span><text:span text:style-name="T40">8</text:span><text:span text:style-name="T39">,</text:span><text:span text:style-name="T36"> a</text:span><text:span text:style-name="T45">1</text:span><text:span text:style-name="T50"> </text:span><text:span text:style-name="T36">= </text:span><text:span text:style-name="T40">16</text:span><text:span text:style-name="T36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0" style:display-name="ListLabel 1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11:17.786619722</dc:date>
    <meta:editing-cycles>40</meta:editing-cycles>
    <meta:editing-duration>PT15H46M20S</meta:editing-duration>
    <meta:generator>LibreOffice/6.4.6.2$Linux_X86_64 LibreOffice_project/40$Build-2</meta:generator>
    <meta:document-statistic meta:table-count="0" meta:image-count="0" meta:object-count="0" meta:page-count="2" meta:paragraph-count="43" meta:word-count="743" meta:character-count="4339" meta:non-whitespace-character-count="3655"/>
  </office:meta>
</office:document-meta>
</file>